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542in"/>
    </style:style>
    <style:style style:name="Table1.F" style:family="table-column">
      <style:table-column-properties style:column-width="1.156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7f534"/>
    </style:style>
    <style:style style:name="P2" style:family="paragraph" style:parent-style-name="Standard">
      <style:text-properties style:font-name="Bitstream Vera Sans Mono" officeooo:paragraph-rsid="0007f534"/>
    </style:style>
    <style:style style:name="P3" style:family="paragraph" style:parent-style-name="Standard">
      <style:text-properties style:font-name="Bitstream Vera Sans Mono" officeooo:paragraph-rsid="00090339"/>
    </style:style>
    <style:style style:name="P4" style:family="paragraph" style:parent-style-name="Standard">
      <style:text-properties style:font-name="FreeSerif" officeooo:paragraph-rsid="0007f534"/>
    </style:style>
    <style:style style:name="P5" style:family="paragraph" style:parent-style-name="Standard">
      <style:text-properties style:font-name="FreeSerif" officeooo:paragraph-rsid="00090339"/>
    </style:style>
    <style:style style:name="P6" style:family="paragraph" style:parent-style-name="Standard">
      <style:text-properties style:font-name="Liberation Serif" officeooo:paragraph-rsid="00090339"/>
    </style:style>
    <style:style style:name="P7" style:family="paragraph" style:parent-style-name="Standard">
      <style:text-properties officeooo:paragraph-rsid="00090339"/>
    </style:style>
    <style:style style:name="P8" style:family="paragraph" style:parent-style-name="Standard">
      <style:text-properties officeooo:rsid="000b0263" officeooo:paragraph-rsid="000b0263"/>
    </style:style>
    <style:style style:name="P9" style:family="paragraph" style:parent-style-name="Standard">
      <style:text-properties officeooo:rsid="000b0263" officeooo:paragraph-rsid="000f5db1"/>
    </style:style>
    <style:style style:name="P10" style:family="paragraph" style:parent-style-name="Standard">
      <style:text-properties officeooo:paragraph-rsid="000b0263"/>
    </style:style>
    <style:style style:name="P11" style:family="paragraph" style:parent-style-name="Standard">
      <style:paragraph-properties fo:break-before="page"/>
      <style:text-properties officeooo:rsid="000b0263" officeooo:paragraph-rsid="000b0263"/>
    </style:style>
    <style:style style:name="P12" style:family="paragraph" style:parent-style-name="Table_20_Contents">
      <style:paragraph-properties fo:text-align="center" style:justify-single-word="false"/>
      <style:text-properties officeooo:rsid="000b0263" officeooo:paragraph-rsid="000b0263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officeooo:rsid="000b4fd5" officeooo:paragraph-rsid="000b4fd5"/>
    </style:style>
    <style:style style:name="P15" style:family="paragraph" style:parent-style-name="Table_20_Contents">
      <style:paragraph-properties fo:text-align="center" style:justify-single-word="false"/>
      <style:text-properties fo:font-weight="normal" officeooo:rsid="000b4fd5" officeooo:paragraph-rsid="000b4fd5" style:font-weight-asian="normal" style:font-weight-complex="normal"/>
    </style:style>
    <style:style style:name="P16" style:family="paragraph" style:parent-style-name="Standard">
      <style:text-properties officeooo:rsid="0007f534" officeooo:paragraph-rsid="0007f534"/>
    </style:style>
    <style:style style:name="P17" style:family="paragraph" style:parent-style-name="Standard">
      <style:text-properties style:text-position="0% 100%" officeooo:rsid="000b0263" officeooo:paragraph-rsid="000b0263"/>
    </style:style>
    <style:style style:name="P18" style:family="paragraph" style:parent-style-name="Standard">
      <style:text-properties style:text-position="0% 100%" officeooo:rsid="00139015" officeooo:paragraph-rsid="00139015"/>
    </style:style>
    <style:style style:name="P19" style:family="paragraph" style:parent-style-name="Standard">
      <style:text-properties style:text-position="0% 100%" style:font-name="Bitstream Vera Sans Mono" officeooo:rsid="00139015" officeooo:paragraph-rsid="00139015"/>
    </style:style>
    <style:style style:name="P20" style:family="paragraph" style:parent-style-name="Standard">
      <style:text-properties style:text-position="0% 100%" style:font-name="Bitstream Vera Sans Mono" officeooo:rsid="000e9538" officeooo:paragraph-rsid="0010f254"/>
    </style:style>
    <style:style style:name="P21" style:family="paragraph" style:parent-style-name="Standard">
      <style:text-properties style:text-position="0% 100%" style:font-name="Bitstream Vera Sans Mono" officeooo:rsid="000e9538" officeooo:paragraph-rsid="000f5db1"/>
    </style:style>
    <style:style style:name="P22" style:family="paragraph" style:parent-style-name="Standard">
      <style:text-properties style:font-name="Bitstream Vera Sans Mono" officeooo:rsid="000b0263" officeooo:paragraph-rsid="0010f254"/>
    </style:style>
    <style:style style:name="P23" style:family="paragraph" style:parent-style-name="Standard">
      <style:text-properties officeooo:paragraph-rsid="00153792"/>
    </style:style>
    <style:style style:name="P24" style:family="paragraph" style:parent-style-name="Standard">
      <style:text-properties officeooo:rsid="00153792" officeooo:paragraph-rsid="00153792"/>
    </style:style>
    <style:style style:name="P25" style:family="paragraph" style:parent-style-name="Standard">
      <style:paragraph-properties fo:break-before="page"/>
      <style:text-properties officeooo:paragraph-rsid="00153792"/>
    </style:style>
    <style:style style:name="T1" style:family="text">
      <style:text-properties officeooo:rsid="0007f534"/>
    </style:style>
    <style:style style:name="T2" style:family="text">
      <style:text-properties style:font-name="Bitstream Vera Sans Mono"/>
    </style:style>
    <style:style style:name="T3" style:family="text">
      <style:text-properties style:font-name="Liberation Serif"/>
    </style:style>
    <style:style style:name="T4" style:family="text">
      <style:text-properties style:font-name="Liberation Serif" officeooo:rsid="0007f534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090339"/>
    </style:style>
    <style:style style:name="T7" style:family="text">
      <style:text-properties fo:font-weight="bold"/>
    </style:style>
    <style:style style:name="T8" style:family="text">
      <style:text-properties style:text-position="super 58%" officeooo:rsid="000b0263"/>
    </style:style>
    <style:style style:name="T9" style:family="text">
      <style:text-properties style:text-position="0% 100%"/>
    </style:style>
    <style:style style:name="T10" style:family="text">
      <style:text-properties style:text-position="0% 100%" officeooo:rsid="000b0263"/>
    </style:style>
    <style:style style:name="T11" style:family="text">
      <style:text-properties style:text-position="0% 100%" fo:font-style="italic"/>
    </style:style>
    <style:style style:name="T12" style:family="text">
      <style:text-properties style:text-position="0% 100%" officeooo:rsid="000e9538"/>
    </style:style>
    <style:style style:name="T13" style:family="text">
      <style:text-properties style:text-position="0% 100%" officeooo:rsid="000f5db1"/>
    </style:style>
    <style:style style:name="T14" style:family="text">
      <style:text-properties style:text-position="0% 100%" fo:font-weight="normal" officeooo:rsid="000e9538" style:font-weight-asian="normal" style:font-weight-complex="normal"/>
    </style:style>
    <style:style style:name="T15" style:family="text">
      <style:text-properties style:text-position="0% 100%" fo:font-weight="normal" officeooo:rsid="00139015" style:font-weight-asian="normal" style:font-weight-complex="normal"/>
    </style:style>
    <style:style style:name="T16" style:family="text">
      <style:text-properties style:text-position="0% 100%" officeooo:rsid="00153792"/>
    </style:style>
    <style:style style:name="T17" style:family="text">
      <style:text-properties style:font-name="Bitstream Vera Sans Mono"/>
    </style:style>
    <style:style style:name="T18" style:family="text">
      <style:text-properties officeooo:rsid="00139015"/>
    </style:style>
    <style:style style:name="T19" style:family="text">
      <style:text-properties officeooo:rsid="001537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exander Hay</text:p>
      <text:p text:style-name="Standard">ME333 - Mechatronics</text:p>
      <text:p text:style-name="Standard">Chapter <text:span text:style-name="T1">5, 3-4</text:span></text:p>
      <text:p text:style-name="P1"/>
      <text:p text:style-name="P16">3. <text:tab/>a.<text:tab/>float add, sub, mul ,div</text:p>
      <text:p text:style-name="P1"><text:tab/><text:tab/><text:span text:style-name="T1">doub add, sub, mul, div</text:span></text:p>
      <text:p text:style-name="P1"/>
      <text:p text:style-name="P1"><text:tab/><text:tab/><text:span text:style-name="T1">C code:</text:span></text:p>
      <text:p text:style-name="P1"><text:tab/><text:tab/><text:span text:style-name="T2">f3 = f1 + f2;</text:span></text:p>
      <text:p text:style-name="P2"><text:s text:c="2"/><text:tab/><text:tab/>printf("float addition: %f \r\n", f3);</text:p>
      <text:p text:style-name="P2"><text:tab/><text:tab/></text:p>
      <text:p text:style-name="P4"><text:tab/><text:tab/><text:span text:style-name="T4">Assembly code:</text:span></text:p>
      <text:p text:style-name="P2"><text:tab/><text:tab/>f3 = f1 + f2;</text:p>
      <text:p text:style-name="P2"><text:tab/><text:tab/>9d0041e8:<text:tab/>0f4011c2 <text:tab/><text:span text:style-name="T5">jal<text:tab/>9d004708</text:span> &lt;__addsf3&gt;</text:p>
      <text:p text:style-name="P2"><text:tab/><text:tab/>9d0041ec:<text:tab/>00a08021 <text:tab/>move<text:tab/>s0,a1</text:p>
      <text:p text:style-name="P2"><text:s text:c="2"/><text:tab/><text:tab/>printf("float addition: %f \r\n", f3);</text:p>
      <text:p text:style-name="P2"><text:tab/><text:tab/>9d0041f0:<text:tab/>3c049d00 <text:tab/>lui<text:tab/>a0,0x9d00</text:p>
      <text:p text:style-name="P2"><text:tab/><text:tab/>9d0041f4:<text:tab/>24844cd0 <text:tab/>addiu<text:tab/>a0,a0,19664</text:p>
      <text:p text:style-name="P2"><text:tab/><text:tab/>9d0041f8:<text:tab/>0f401802 <text:tab/>jal<text:tab/>9d006008 &lt;_printf_cdfFnopuxX&gt;</text:p>
      <text:p text:style-name="P2"><text:tab/><text:tab/>9d0041fc:<text:tab/>00402821 <text:tab/>move<text:tab/>a1,v0</text:p>
      <text:p text:style-name="P2"/>
      <text:p text:style-name="P2"><text:tab/><text:tab/><text:span text:style-name="T5">9d004708 &lt;__addsf3&gt;:</text:span></text:p>
      <text:p text:style-name="P2"><text:tab/><text:tab/>9d004708:<text:tab/>00044dc2 312900ff 00055dc2 <text:tab/><text:tab/><text:tab/><text:tab/><text:tab/><text:tab/><text:tab/><text:tab/>316b00ff.M....)1.]....k1</text:p>
      <text:p text:style-name="P3"><text:tab/><text:tab/>9d004718:<text:tab/>3c078000 00044200 01074025 00055200 <text:s text:c="4"/></text:p>
      <text:p text:style-name="P3"><text:tab/><text:tab/><text:tab/>...&lt;.B..%@...R..</text:p>
      <text:p text:style-name="P3"><text:tab/><text:tab/>9d004728:<text:tab/>01475025 252dffff 2da100fe 10200061 <text:s text:c="4"/></text:p>
      <text:p text:style-name="P3"><text:tab/><text:tab/><text:tab/>%PG...-%...-a. .</text:p>
      <text:p text:style-name="P3"><text:tab/><text:tab/>9d004738:<text:tab/>00000000 <text:s text:c="31"/></text:p>
      <text:p text:style-name="P3"><text:tab/><text:tab/><text:tab/>.... </text:p>
      <text:p text:style-name="P6"/>
      <text:p text:style-name="P6"><text:tab/><text:span text:style-name="T6">b.<text:tab/>int add, sub, mul</text:span></text:p>
      <text:p text:style-name="P6"/>
      <text:p text:style-name="P6"><text:tab/><text:tab/><text:span text:style-name="T1">C code:</text:span></text:p>
      <text:p text:style-name="P7"><text:tab/><text:tab/><text:span text:style-name="T2">f3 = f1 + f2;</text:span></text:p>
      <text:p text:style-name="P3"><text:s text:c="2"/><text:tab/><text:tab/>printf("float addition: %f \r\n", f3);</text:p>
      <text:p text:style-name="P3"><text:tab/><text:tab/></text:p>
      <text:p text:style-name="P5"><text:tab/><text:tab/><text:span text:style-name="T4">Assembly code:</text:span></text:p>
      <text:p text:style-name="P3"><text:tab/><text:tab/>i3 = i1 + i2;</text:p>
      <text:p text:style-name="P3"><text:s text:c="2"/><text:tab/><text:tab/>printf("int addition: %i \r\n", i3); </text:p>
      <text:p text:style-name="P3"><text:tab/><text:tab/><text:tab/>// operation makes c3 an int</text:p>
      <text:p text:style-name="P3"><text:tab/><text:tab/>9d0040f4:<text:tab/>3c049d00 <text:tab/>lui<text:tab/>a0,0x9d00</text:p>
      <text:p text:style-name="P3"><text:tab/><text:tab/>9d0040f8:<text:tab/>24844c0c <text:tab/>addiu<text:tab/>a0,a0,19468</text:p>
      <text:p text:style-name="P3"><text:tab/><text:tab/>9d0040fc:<text:tab/>0f401802 <text:tab/>jal<text:tab/>9d006008 &lt;_printf_cdfFnopuxX&gt;</text:p>
      <text:p text:style-name="P3"><text:tab/><text:tab/>9d004100:<text:tab/>02252821 <text:tab/>addu<text:tab/>a1,s1,a1</text:p>
      <text:p text:style-name="P3"/>
      <text:p text:style-name="P7"><text:span text:style-name="T3"><text:tab/><text:tab/></text:span>The <text:span text:style-name="Source_20_Text"><text:span text:style-name="T7">andi</text:span></text:span> instruction does a bitwise AND of two 32-bit patterns. At run time the 16-bit <text:tab/><text:tab/><text:tab/>immediate operand is padded on the left with zero bits to make it a 32-bit operand. <text:span text:style-name="T8">[1]</text:span></text:p>
      <text:p text:style-name="P17"><text:soft-page-break/>3.<text:tab/>c.<text:tab/></text:p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2"/>
          </table:table-cell>
          <table:table-cell table:style-name="Table1.A1" office:value-type="string">
            <text:p text:style-name="P12">char</text:p>
          </table:table-cell>
          <table:table-cell table:style-name="Table1.A1" office:value-type="string">
            <text:p text:style-name="P12">int</text:p>
          </table:table-cell>
          <table:table-cell table:style-name="Table1.A1" office:value-type="string">
            <text:p text:style-name="P12">long long</text:p>
          </table:table-cell>
          <table:table-cell table:style-name="Table1.A1" office:value-type="string">
            <text:p text:style-name="P12">float</text:p>
          </table:table-cell>
          <table:table-cell table:style-name="Table1.F1" office:value-type="string">
            <text:p text:style-name="P12">long double</text:p>
          </table:table-cell>
        </table:table-row>
        <table:table-row>
          <table:table-cell table:style-name="Table1.A2" office:value-type="string">
            <text:p text:style-name="P12">+</text:p>
          </table:table-cell>
          <table:table-cell table:style-name="Table1.A2" office:value-type="string">
            <text:p text:style-name="P14">3:2 (2)</text:p>
          </table:table-cell>
          <table:table-cell table:style-name="Table1.A2" office:value-type="string">
            <text:p text:style-name="P15">1:1 (2)</text:p>
          </table:table-cell>
          <table:table-cell table:style-name="Table1.A2" office:value-type="string">
            <text:p text:style-name="P14">1:1 (2)</text:p>
          </table:table-cell>
          <table:table-cell table:style-name="Table1.A2" office:value-type="string">
            <text:p text:style-name="P14">J</text:p>
          </table:table-cell>
          <table:table-cell table:style-name="Table1.F2" office:value-type="string">
            <text:p text:style-name="P14">J</text:p>
          </table:table-cell>
        </table:table-row>
        <table:table-row>
          <table:table-cell table:style-name="Table1.A2" office:value-type="string">
            <text:p text:style-name="P13">-</text:p>
          </table:table-cell>
          <table:table-cell table:style-name="Table1.A2" office:value-type="string">
            <text:p text:style-name="P14">1:1 (1)</text:p>
          </table:table-cell>
          <table:table-cell table:style-name="Table1.A2" office:value-type="string">
            <text:p text:style-name="P14">2:1 (1)</text:p>
          </table:table-cell>
          <table:table-cell table:style-name="Table1.A2" office:value-type="string">
            <text:p text:style-name="P14">2:1 (1)</text:p>
          </table:table-cell>
          <table:table-cell table:style-name="Table1.A2" office:value-type="string">
            <text:p text:style-name="P14">J</text:p>
          </table:table-cell>
          <table:table-cell table:style-name="Table1.F2" office:value-type="string">
            <text:p text:style-name="P14">J</text:p>
          </table:table-cell>
        </table:table-row>
        <table:table-row>
          <table:table-cell table:style-name="Table1.A2" office:value-type="string">
            <text:p text:style-name="P13">*</text:p>
          </table:table-cell>
          <table:table-cell table:style-name="Table1.A2" office:value-type="string">
            <text:p text:style-name="P14">1:1 (1)</text:p>
          </table:table-cell>
          <table:table-cell table:style-name="Table1.A2" office:value-type="string">
            <text:p text:style-name="P14">2:1 (1)</text:p>
          </table:table-cell>
          <table:table-cell table:style-name="Table1.A2" office:value-type="string">
            <text:p text:style-name="P14">2:1 (1)</text:p>
          </table:table-cell>
          <table:table-cell table:style-name="Table1.A2" office:value-type="string">
            <text:p text:style-name="P14">J</text:p>
          </table:table-cell>
          <table:table-cell table:style-name="Table1.F2" office:value-type="string">
            <text:p text:style-name="P14">J</text:p>
          </table:table-cell>
        </table:table-row>
        <table:table-row>
          <table:table-cell table:style-name="Table1.A2" office:value-type="string">
            <text:p text:style-name="P13">/</text:p>
          </table:table-cell>
          <table:table-cell table:style-name="Table1.A2" office:value-type="string">
            <text:p text:style-name="P14">1:1 (3)</text:p>
          </table:table-cell>
          <table:table-cell table:style-name="Table1.A2" office:value-type="string">
            <text:p text:style-name="P14">1:1 (3)</text:p>
          </table:table-cell>
          <table:table-cell table:style-name="Table1.A2" office:value-type="string">
            <text:p text:style-name="P14">1:1 (3)</text:p>
          </table:table-cell>
          <table:table-cell table:style-name="Table1.A2" office:value-type="string">
            <text:p text:style-name="P14">J</text:p>
          </table:table-cell>
          <table:table-cell table:style-name="Table1.F2" office:value-type="string">
            <text:p text:style-name="P14">J</text:p>
          </table:table-cell>
        </table:table-row>
      </table:table>
      <text:p text:style-name="P8"><text:span text:style-name="T9">* </text:span><text:span text:style-name="T12">I used functions and I think it goofed up the ratios.</text:span></text:p>
      <text:p text:style-name="P17"/>
      <text:p text:style-name="P9"><text:span text:style-name="T12"><text:tab/>d.<text:tab/></text:span><text:span text:style-name="T13">Section<text:tab/><text:tab/>Address<text:tab/><text:tab/>Length (bytes)<text:tab/><text:tab/>(dec)</text:span></text:p>
      <text:p text:style-name="P22"><text:span text:style-name="T14"><text:tab/><text:tab/>.text.dp32mul <text:tab/></text:span><text:span text:style-name="T15">0</text:span><text:span text:style-name="T14">x9d0034b8 <text:s text:c="3"/><text:tab/>0x4b8 <text:s text:c="3"/><text:tab/><text:tab/>1208</text:span><text:span text:style-name="T12"><text:tab/></text:span></text:p>
      <text:p text:style-name="P20"><text:tab/><text:tab/>.text.dp32subadd 0x9d00422c <text:s/><text:tab/>0x430 <text:s text:c="3"/><text:tab/><text:tab/>1072</text:p>
      <text:p text:style-name="P20"><text:tab/><text:tab/>.text.dp32mul <text:tab/><text:span text:style-name="T18">0</text:span>x9d00465c <text:s text:c="3"/><text:tab/>0x32c <text:s text:c="3"/><text:tab/><text:tab/>812</text:p>
      <text:p text:style-name="P20"><text:tab/><text:tab/>.text.fpsubadd<text:tab/>0x9d004c3c <text:s text:c="2"/><text:tab/>0x278<text:tab/><text:tab/>632 <text:s text:c="2"/></text:p>
      <text:p text:style-name="P21"><text:tab/><text:tab/>.text.fp32div<text:tab/>0x9d004eb4 <text:s text:c="3"/><text:tab/>0x230 <text:s text:c="3"/><text:tab/><text:tab/>560 </text:p>
      <text:p text:style-name="P21"><text:tab/><text:tab/>.text.fp32mul <text:s/><text:span text:style-name="T18">0</text:span>x9d005300 <text:s text:c="3"/><text:tab/>0x1bc <text:s text:c="3"/><text:tab/><text:tab/>444</text:p>
      <text:p text:style-name="P18"/>
      <text:p text:style-name="P18">4.<text:tab/>&amp; <text:s text:c="3"/>uses 4 commands</text:p>
      <text:p text:style-name="P18"><text:tab/> | <text:s text:c="4"/>uses 4 commands</text:p>
      <text:p text:style-name="P18"><text:tab/>&lt;&lt; <text:s text:c="2"/>uses 3 commands</text:p>
      <text:p text:style-name="P18"><text:tab/>&gt;&gt; <text:s text:c="2"/>uses 3 commands</text:p>
      <text:p text:style-name="P18"><text:span text:style-name="T2"/></text:p>
      <text:p text:style-name="P18"><text:span text:style-name="T2"><text:tab/>u3 = u1 &amp; u2;</text:span></text:p>
      <text:p text:style-name="P19"><text:tab/>9d0027c0:<text:tab/>8fc30010 <text:tab/>lw<text:tab/>v1,16(s8)</text:p>
      <text:p text:style-name="P19"><text:tab/>9d0027c4:<text:tab/>8fc20014 <text:tab/>lw<text:tab/>v0,20(s8)</text:p>
      <text:p text:style-name="P19"><text:tab/>9d0027c8:<text:tab/>00621024 <text:tab/>and<text:tab/>v0,v1,v0</text:p>
      <text:p text:style-name="P19"><text:tab/>9d0027cc:<text:tab/>afc20018 <text:tab/>sw<text:tab/>v0,24(s8)</text:p>
      <text:p text:style-name="P19"><text:s/></text:p>
      <text:p text:style-name="P19"><text:tab/>u3 = u1 | u2;</text:p>
      <text:p text:style-name="P19"><text:tab/>9d0027d0:<text:tab/>8fc30010 <text:tab/>lw<text:tab/>v1,16(s8)</text:p>
      <text:p text:style-name="P19"><text:tab/>9d0027d4:<text:tab/>8fc20014 <text:tab/>lw<text:tab/>v0,20(s8)</text:p>
      <text:p text:style-name="P19"><text:tab/>9d0027d8:<text:tab/>00621025 <text:tab/>or<text:tab/>v0,v1,v0</text:p>
      <text:p text:style-name="P19"><text:tab/>9d0027dc:<text:tab/>afc20018 <text:tab/>sw<text:tab/>v0,24(s8)</text:p>
      <text:p text:style-name="P19"/>
      <text:p text:style-name="P19"><text:tab/>u3 = u2 &lt;&lt; 4;</text:p>
      <text:p text:style-name="P19"><text:tab/>9d0027e0:<text:tab/>8fc20014 <text:tab/>lw<text:tab/>v0,20(s8)</text:p>
      <text:p text:style-name="P19"><text:tab/>9d0027e4:<text:tab/>00021100 <text:tab/>sll<text:tab/>v0,v0,0x4</text:p>
      <text:p text:style-name="P19"><text:tab/>9d0027e8:<text:tab/>afc20018 <text:tab/>sw<text:tab/>v0,24(s8)</text:p>
      <text:p text:style-name="P19"/>
      <text:p text:style-name="P19"><text:tab/>u3 = u1 &gt;&gt; 3;</text:p>
      <text:p text:style-name="P19"><text:tab/>9d0027ec:<text:tab/>8fc20010 <text:tab/>lw<text:tab/>v0,16(s8)</text:p>
      <text:p text:style-name="P19"><text:tab/>9d0027f0:<text:tab/>000210c2 <text:tab/>srl<text:tab/>v0,v0,0x3</text:p>
      <text:p text:style-name="P19"><text:tab/>9d0027f4:<text:tab/>afc20018 <text:tab/>sw<text:tab/>v0,24(s8)</text:p>
      <text:p text:style-name="P11"><text:span text:style-name="T10">R</text:span><text:span text:style-name="T9">eferences:</text:span></text:p>
      <text:p text:style-name="P17"/>
      <text:p text:style-name="P10"><text:span text:style-name="T10">[1] </text:span><text:span text:style-name="T9">Kjell, Bradley. “Handy ANDI Instruction.” </text:span><text:span text:style-name="T11">Programmed Instruction to MIPS Assembly Language</text:span><text:span text:style-name="T9">, Central Connecticut State University, chortle.ccsu.edu/assemblytutorial/Chapter-11/ass11_11.html.</text:span></text:p>
      <text:p text:style-name="P17"/>
      <text:p text:style-name="P25">Alexander Hay</text:p>
      <text:p text:style-name="P23">ME333 - Mechatronics</text:p>
      <text:p text:style-name="P23"><text:span text:style-name="T10">Chapter </text:span><text:span text:style-name="T16">6, </text:span>1, 4, 5, 8, 9, 16</text:p>
      <text:p text:style-name="P23"/>
      <text:p text:style-name="P24">1.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FreeSerif" svg:font-family="FreeSerif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6T17:25:12.432600666</meta:creation-date>
    <dc:date>2020-02-17T00:58:58.995547080</dc:date>
    <meta:editing-duration>PT18M7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4" meta:paragraph-count="107" meta:word-count="390" meta:character-count="2697" meta:non-whitespace-character-count="2141"/>
  </office:meta>
</office:document-meta>
</file>